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4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1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3" calcext:value-type="float">
            <text:p>1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2" calcext:value-type="float">
            <text:p>1.06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1" calcext:value-type="float">
            <text:p>1.06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6]" office:value-type="float" office:value="4.08" calcext:value-type="float">
            <text:p>4.08</text:p>
          </table:table-cell>
          <table:table-cell table:style-name="ce124" table:formula="of:=[.E66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3]" office:value-type="float" office:value="4.17" calcext:value-type="float">
            <text:p>4.17</text:p>
          </table:table-cell>
          <table:table-cell table:style-name="ce124" table:formula="of:=[.E73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" calcext:value-type="float">
            <text:p>3.03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 table:style-name="ce174" office:value-type="string" calcext:value-type="string">
            <text:p>In Bethanien, jenseits des Jorda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0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8" calcext:value-type="float">
            <text:p>9.56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9" calcext:value-type="float">
            <text:p>9.56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will dir nach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8" calcext:value-type="float">
            <text:p>9.5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6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h hin, verkündige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 office:value-type="float" office:value="8.22" calcext:value-type="float">
            <text:p>8.2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16]" office:value-type="float" office:value="9.34" calcext:value-type="float">
            <text:p>9.34</text:p>
          </table:table-cell>
          <table:table-cell table:style-name="ce124" table:formula="of:=[.E116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8" office:value-type="float" office:value="10.21" calcext:value-type="float">
            <text:p>10.21</text:p>
          </table:table-cell>
          <table:table-cell table:style-name="ce165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, der heiland für die Unmündigen und Bedrück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 s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2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4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Wiedererum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331" calcext:value-type="float">
            <text:p>5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" calcext:value-type="float">
            <text:p>3.02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2" calcext:value-type="float">
            <text:p>12.1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1" calcext:value-type="float">
            <text:p>3.0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3" calcext:value-type="float">
            <text:p>12.1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2" calcext:value-type="float">
            <text:p>3.0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6" calcext:value-type="float">
            <text:p>12.1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string" calcext:value-type="string">
            <text:p>6.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1]" office:value-type="float" office:value="10.07" calcext:value-type="float">
            <text:p>10.07</text:p>
          </table:table-cell>
          <table:table-cell table:style-name="ce124" table:formula="of:=[.E25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3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54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2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2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60"/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75]" office:value-type="float" office:value="13.03" calcext:value-type="float">
            <text:p>13.03</text:p>
          </table:table-cell>
          <table:table-cell table:style-name="ce136" office:value-type="float" office:value="13.03" calcext:value-type="float">
            <text:p>13.030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77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2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94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95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96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35" calcext:value-type="float">
            <text:p>8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5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19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1]" office:value-type="float" office:value="10.01" calcext:value-type="float">
            <text:p>10.01</text:p>
          </table:table-cell>
          <table:table-cell table:style-name="ce132" office:value-type="float" office:value="10.01" calcext:value-type="float">
            <text:p>10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.03" calcext:value-type="float">
            <text:p>10.0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Wahl/Berufung/Aussendung der zwölf Apostel 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1" calcext:value-type="float">
            <text:p>6.3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table:formula="of:=[.J328]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6" calcext:value-type="float">
            <text:p>14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3" calcext:value-type="float">
            <text:p>6.33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0]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99" calcext:value-type="float">
            <text:p>14.19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3" calcext:value-type="float">
            <text:p>9.1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1" calcext:value-type="float">
            <text:p>6.4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In Gene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4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2" calcext:value-type="float">
            <text:p>6.4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15" calcext:value-type="float">
            <text:p>14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Fahren hinüber, 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53" calcext:value-type="float">
            <text:p>6.5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un)gewaschene Hä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7" calcext:value-type="float">
            <text:p>7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ergeblich verehren sie mich, indem sie als Lehren Menschengebote l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141" calcext:value-type="float">
            <text:p>7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Syrus und Sidon</text:p>
          </table:table-cell>
          <table:table-cell table:style-name="ce174" table:number-columns-repeated="2"/>
          <table:table-cell table:number-columns-repeated="2"/>
        </table:table-row>
        <table:table-row table:style-name="ro5">
          <table:table-cell table:style-name="ce121"/>
          <table:table-cell table:style-name="ce122"/>
          <table:table-cell table:style-name="ce125" table:formula="of:=[.D343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2"/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15" calcext:value-type="float">
            <text:p>15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52"/>
          <table:table-cell table:style-name="ce154" office:value-type="float" office:value="7.37" calcext:value-type="float">
            <text:p>7.37</text:p>
          </table:table-cell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auf den Ber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Die Speisung der Viertause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5" calcext:value-type="float">
            <text:p>15.3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table:formula="of:=[.J348]" office:value-type="float" office:value="8.04" calcext:value-type="float">
            <text:p>8.04</text:p>
          </table:table-cell>
          <table:table-cell table:style-name="ce132" office:value-type="float" office:value="8.04" calcext:value-type="float">
            <text:p>8.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table:formula="of:=[.D349]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0"/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eine Fre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2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4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5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Über die Nachfol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5" calcext:value-type="float">
            <text:p>9.0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85" calcext:value-type="float">
            <text:p>9.2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/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Die zweite Ankündigung von Jesu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2" calcext:value-type="float">
            <text:p>17.242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5" calcext:value-type="float">
            <text:p>9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" calcext:value-type="float">
            <text:p>9.4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622" calcext:value-type="float">
            <text:p>9.6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8" calcext:value-type="float">
            <text:p>9.3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5" calcext:value-type="float">
            <text:p>1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Jesus in Sa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8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nung vor Verfühung zur Sü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echtweisung und Gebet in der Gemei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01" calcext:value-type="float">
            <text:p>15.01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1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2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32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60"/>
          <table:table-cell table:style-name="ce125" office:value-type="float" office:value="17.06" calcext:value-type="float">
            <text:p>17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2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2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27]" office:value-type="float" office:value="21.43" calcext:value-type="float">
            <text:p>21.43</text:p>
          </table:table-cell>
          <table:table-cell table:style-name="ce132" office:value-type="float" office:value="21.43" calcext:value-type="float">
            <text:p>21.4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3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095" calcext:value-type="float">
            <text:p>20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der Himmel ist gl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7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03" calcext:value-type="float">
            <text:p>24.03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8" office:value-type="string" calcext:value-type="string">
            <text:p>Die Endzeitrede Jesu auf dem Ölberg, Intro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5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8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ämpfe und Opfer der Nachfolge (vgl Mt 16:24-25, Lk 14:26-33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38" calcext:value-type="float">
            <text:p>24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Bekenntnis zu Christus bringt Trenn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5">
          <table:table-cell table:style-name="ce121"/>
          <table:table-cell table:style-name="ce122"/>
          <table:table-cell table:style-name="ce124" table:formula="of:=[.D46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4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5">
          <table:table-cell table:style-name="ce121"/>
          <table:table-cell table:style-name="ce122"/>
          <table:table-cell table:style-name="ce123" office:value-type="float" office:value="26.015" calcext:value-type="float">
            <text:p>26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6" calcext:value-type="float">
            <text:p>13.3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5" calcext:value-type="float">
            <text:p>12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v</text:p>
          </table:table-cell>
          <table:table-cell table:style-name="ce174" office:value-type="string" calcext:value-type="string">
            <text:p>Wird sein wie in Tagen Noahs: <text:span text:style-name="T4">essen trinken</text:span> / Wenn Knecht sagt: Herr verzieht sich. Wenn er beginnt, Knechte zu schlagen, <text:span text:style-name="T4">essen und trinken</text:span>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86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5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22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1"/>
      </table:named-expressions>
      <table:database-ranges>
        <table:database-range table:name="SortierRange" table:target-range-address="Parallelstellen.C2:Parallelstellen.AM551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1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7:04:42.326734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21T00:42:52.581093886</dc:date>
    <meta:editing-duration>P3DT6H34M54S</meta:editing-duration>
    <meta:editing-cycles>546</meta:editing-cycles>
    <meta:generator>LibreOffice/6.3.5.2$Linux_X86_64 LibreOffice_project/30$Build-2</meta:generator>
    <meta:document-statistic meta:table-count="1" meta:cell-count="357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